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423cm" fo:margin-bottom="0.212cm" loext:contextual-spacing="false"/>
      <style:text-properties style:font-name="Times New Roman" style:text-underline-style="none" style:font-name-asian="Microsoft YaHei" style:font-name-complex="Mangal"/>
    </style:style>
    <style:style style:name="P2" style:family="paragraph" style:parent-style-name="Text_20_body">
      <style:text-properties style:font-name="Times New Roman" style:text-underline-style="none" style:font-name-asian="Microsoft YaHei" style:font-name-complex="Mangal"/>
    </style:style>
    <style:style style:name="P3" style:family="paragraph" style:parent-style-name="Footnote">
      <style:paragraph-properties fo:margin-left="0cm" fo:margin-right="0cm" fo:text-indent="0cm" style:auto-text-indent="false"/>
    </style:style>
    <style:style style:name="P4" style:family="paragraph" style:parent-style-name="Footnote">
      <style:paragraph-properties fo:margin-left="0cm" fo:margin-right="0cm" fo:text-align="justify" style:justify-single-word="false" fo:text-indent="0cm" style:auto-text-indent="false"/>
    </style:style>
    <style:style style:name="P5" style:family="paragraph" style:parent-style-name="Text_20_body">
      <style:text-properties fo:font-weight="bold" officeooo:rsid="001b72c0" officeooo:paragraph-rsid="001b72c0" style:font-weight-asian="bold" style:font-weight-complex="bold"/>
    </style:style>
    <style:style style:name="P6" style:family="paragraph" style:parent-style-name="Heading_20_1">
      <style:text-properties style:text-underline-style="solid" style:text-underline-width="auto" style:text-underline-color="font-color"/>
    </style:style>
    <style:style style:name="P7" style:family="paragraph" style:parent-style-name="Heading_20_1">
      <style:paragraph-properties fo:margin-top="0.423cm" fo:margin-bottom="0.212cm" loext:contextual-spacing="false" fo:keep-with-next="always"/>
      <style:text-properties style:font-name="Arial" style:text-underline-style="solid" style:text-underline-width="auto" style:text-underline-color="font-color" style:font-name-asian="Microsoft YaHei" style:font-name-complex="Mangal"/>
    </style:style>
    <style:style style:name="P8" style:family="paragraph" style:parent-style-name="Heading_20_4">
      <style:paragraph-properties fo:margin-top="0.423cm" fo:margin-bottom="0.212cm" loext:contextual-spacing="false" fo:keep-with-next="always"/>
      <style:text-properties style:font-name="Arial" style:font-name-asian="Microsoft YaHei" style:font-name-complex="Mangal"/>
    </style:style>
    <style:style style:name="T1" style:family="text">
      <style:text-properties fo:font-weight="bold" style:font-weight-asian="bold" style:font-weight-complex="bold"/>
    </style:style>
    <style:style style:name="T2" style:family="text">
      <style:text-properties style:font-name="Times New Roman" fo:font-size="10pt" style:text-underline-style="none" style:font-name-asian="Microsoft YaHei" style:font-size-asian="10pt" style:font-name-complex="Mangal" style:font-size-complex="10pt"/>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inleitung</text:h>
      <text:h text:style-name="Heading_20_4" text:outline-level="4">Kriterien zum Vergleich von Frameworks</text:h>
      <text:p text:style-name="Text_20_body">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Text_20_body"/>
      <text:p text:style-name="Text_20_body">Folgende Kriterien werden von uns verwendet:<text:note text:id="ftn1" text:note-class="footnote"><text:note-citation>1</text:note-citation><text:note-body><text:p text:style-name="P3"><text:s/><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Text_20_body"><text:span text:style-name="T1">Aktualität:</text:span> Wird das Framework akitv gefplegt und entwickelt?</text:p>
      <text:p text:style-name="Text_20_body"><text:span text:style-name="T1">Verbreitung:</text:span> Ruf des Frameworks bzw. Referenzen?</text:p>
      <text:p text:style-name="Text_20_body"><text:span text:style-name="T1">Dokumentation:</text:span> Wie ausführlich ist die Dokumentation? Gibt es Anleitungen oder Tutorials?</text:p>
      <text:p text:style-name="Text_20_body"><text:span text:style-name="T1">Qualitätssicherung:</text:span> Wird das Framework regelmäßig vom Entwickler getestet?</text:p>
      <text:p text:style-name="Text_20_body"><text:span text:style-name="T1">Entwickler:</text:span> Wer steht hinter dem Framework: Freie Entwickler, Unternehmen?</text:p>
      <text:p text:style-name="Text_20_body"><text:span text:style-name="T1">Community:</text:span> Wie schnell bekommt man hochwertige Hilfe auf Fragen ?</text:p>
      <text:p text:style-name="Text_20_body"><text:span text:style-name="T1">Lizenz:</text:span> Frei oder kostenpflichtig? Weitere Auflagen?</text:p>
      <text:p text:style-name="Text_20_body"><text:span text:style-name="T1">Technik:</text:span> Wird PHP5 unterstützt? Lässt es sich einfach konfigurieren?</text:p>
      <text:p text:style-name="Text_20_body"><text:span text:style-name="T1">Bugs:</text:span> Wie ist das Verhältnis zwischen gefundenen und gelösten Bugs?</text:p>
      <text:p text:style-name="Text_20_body"><text:span text:style-name="T1">Features:</text:span> Welche Features werden bereitgestellt? Lassen sich externe Komponente hinzufügen, um die fehlenden Features abzudecken?</text:p>
      <text:p text:style-name="P5">Aufwand: <text:span text:style-name="T3">Wie viel Aufwand und Einarbeitungszeit ist nötig?</text:span></text:p>
      <text:h text:style-name="P8" text:outline-level="4">Gewichtung der Kriterien</text:h>
      <text:p text:style-name="Text_20_body">Es werden für diverse Frameworks alle Kriterien angeschaut, Schwerpunkt liegt jedoch auf den <text:s/>drei genannten: Verbreitung, Technik und Features</text:p>
      <text:p text:style-name="Text_20_body">Grund ist, dass ein Framework für uns gut genug ist, wenn es stabil läuft und die entsprechenden Bedürfnisse stillt, auch wenn es vielleicht nicht mehr aktuell oder nicht kostenfrei ist.</text:p>
      <text:h text:style-name="P7" text:outline-level="1">Yii</text:h>
      <text:p text:style-name="P1">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3"><text:s/><text:a xlink:type="simple" xlink:href="http://www.yiiframework.com/about" text:style-name="Internet_20_link" text:visited-style-name="Visited_20_Internet_20_Link"><text:span text:style-name="T2">http://www.yiiframework.com/about</text:span></text:a></text:p></text:note-body></text:note></text:p>
      <text:h text:style-name="P8" text:outline-level="4">Vorteile</text:h>
      <text:p text:style-name="P2">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3"><text:s/><text:a xlink:type="simple" xlink:href="http://www.yiiframework.com/forum/index.php?/forum/15-job-opportunities/" text:style-name="Internet_20_link" text:visited-style-name="Visited_20_Internet_20_Link">http://www.yiiframework.com/forum/index.php?/forum/15-job-opportunities/</text:a></text:p><text:p text:style-name="Footnote"/><text:p text:style-name="P3"/></text:note-body></text:note> und den <text:soft-page-break/>zahlreichen ”Yii-powered” Webseiten, die das Framework benutzen.<text:note text:id="ftn4" text:note-class="footnote"><text:note-citation>4</text:note-citation><text:note-body><text:p text:style-name="P3"><text:s/><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3"><text:s/><text:a xlink:type="simple" xlink:href="http://yii.poweredsites.org/" text:style-name="Internet_20_link" text:visited-style-name="Visited_20_Internet_20_Link">http://yii.poweredsites.org/</text:a></text:p></text:note-body></text:note></text:p>
      <text:p text:style-name="P2">Um sich Kenntnisse über Yii anzueignen stehen einem der ausführliche Guide auf der Webseite mit Codebeispielen und der Möglichkeit zu kommentieren,<text:note text:id="ftn6" text:note-class="footnote"><text:note-citation>6</text:note-citation><text:note-body><text:p text:style-name="P3"><text:s/><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3"><text:s/><text:a xlink:type="simple" xlink:href="http://www.yiiframework.com/doc" text:style-name="Internet_20_link" text:visited-style-name="Visited_20_Internet_20_Link">http://www.yiiframework.com/doc</text:a></text:p></text:note-body></text:note></text:p>
      <text:p text:style-name="P2">Das eigene Forum ist aktiv und es gibt Beiträge in mehr als zwei Dutzend Sprachen.<text:note text:id="ftn8" text:note-class="footnote"><text:note-citation>8</text:note-citation><text:note-body><text:p text:style-name="P3"><text:s/><text:a xlink:type="simple" xlink:href="http://www.yiiframework.com/forum/" text:style-name="Internet_20_link" text:visited-style-name="Visited_20_Internet_20_Link">http://www.yiiframework.com/forum/</text:a></text:p></text:note-body></text:note> Die Mitglieder sind freundlich und hilfsbereits und man bekommt recht schnell eine Antwort auf seine Fragen.<text:note text:id="ftn9" text:note-class="footnote"><text:note-citation>9</text:note-citation><text:note-body><text:p text:style-name="P3"><text:s/><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text:p>
      <text:p text:style-name="P2">Yii setzt ausschließlich auf PHP5 und lässt sich mit Extensions beliebig erweitern. Derzeit gibt über 2000 Erweiterungen.<text:note text:id="ftn10" text:note-class="footnote"><text:note-citation>10</text:note-citation><text:note-body><text:p text:style-name="P3"><text:s/><text:a xlink:type="simple" xlink:href="http://www.yiiframework.com/extensions/" text:style-name="Internet_20_link" text:visited-style-name="Visited_20_Internet_20_Link">http://www.yiiframework.com/extensions/</text:a></text:p></text:note-body></text:note> Auch lässt sich Yii mit anderen Komponenten verknüpfen, um das Framework so verwenden zu können, wie gewünscht.<text:note text:id="ftn11" text:note-class="footnote"><text:note-citation>11</text:note-citation><text:note-body><text:p text:style-name="Footnote">Beispiele: <text:a xlink:type="simple" xlink:href="http://www.yiiframework.com/search/?q=integrating&amp;type=wiki" text:style-name="Internet_20_link" text:visited-style-name="Visited_20_Internet_20_Link">http://www.yiiframework.com/search/?q=integrating&amp;type=wiki</text:a></text:p></text:note-body></text:note></text:p>
      <text:h text:style-name="P8" text:outline-level="4">Nachteile</text:h>
      <text:p text:style-name="P2">Das Selbststudium kann recht teuer werden, die Videokurse liegen preislich über 50€, die Bücher zwischen 30-50€, die jeweils nur einen Anwendungsbereich von Yii abdecken.</text:p>
      <text:p text:style-name="P2"/>
      <text:h text:style-name="P8" text:outline-level="4">Sonstiges</text:h>
      <text:p text:style-name="Text_20_body">Die neueste Version ist 2.0.7 vom 14. Februar 2016 und ist eine vollständige Überarbeitung von Yii auf Basis von PHP 5.4.0.<text:note text:id="ftn12" text:note-class="footnote"><text:note-citation>12</text:note-citation><text:note-body><text:p text:style-name="P3"><text:s/><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3"><text:s/><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3"><text:s/><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3"><text:s/><text:a xlink:type="simple" xlink:href="https://github.com/yiisoft/yii/issues" text:style-name="Internet_20_link" text:visited-style-name="Visited_20_Internet_20_Link">https://github.com/yiisoft/yii/issues</text:a></text:p></text:note-body></text:note></text:p>
      <text:p text:style-name="Text_20_body">Yii ist nach dem MVC Prinzip entwickelt.<text:note text:id="ftn16" text:note-class="footnote"><text:note-citation>16</text:note-citation><text:note-body><text:p text:style-name="P4"><text:s/><text:a xlink:type="simple" xlink:href="http://www.yiiframework.com/doc/guide/1.1/en/basics.mvc" text:style-name="Internet_20_link" text:visited-style-name="Visited_20_Internet_20_Link">http://www.yiiframework.com/doc/guide/1.1/en/basics.mvc</text:a></text:p></text:note-body></text:not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06T13:58:49.523000000</dc:date>
    <meta:editing-duration>PT4H27M39S</meta:editing-duration>
    <meta:editing-cycles>4</meta:editing-cycles>
    <meta:generator>LibreOffice/5.0.4.2$Windows_x86 LibreOffice_project/2b9802c1994aa0b7dc6079e128979269cf95bc78</meta:generator>
    <meta:document-statistic meta:table-count="0" meta:image-count="0" meta:object-count="0" meta:page-count="2" meta:paragraph-count="46" meta:word-count="479" meta:character-count="4077" meta:non-whitespace-character-count="3627"/>
  </office:meta>
</office:document-meta>
</file>